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000000" draw:textarea-horizontal-align="justify" draw:textarea-vertical-align="middle" draw:auto-grow-height="false"/>
    </style:style>
    <style:style style:name="gr3" style:family="graphic" style:parent-style-name="standard">
      <style:graphic-properties draw:textarea-vertical-align="middle"/>
    </style:style>
    <style:style style:name="gr4" style:family="graphic" style:parent-style-name="objectwithoutfill">
      <style:graphic-properties draw:marker-end="Arrow" draw:marker-end-width="0.3cm" draw:fill="none" draw:textarea-vertical-align="middle"/>
    </style:style>
    <style:style style:name="P1" style:family="paragraph">
      <style:paragraph-properties fo:text-align="center"/>
    </style:style>
  </office:automatic-styles>
  <office:body>
    <office:graphics>
      <draw:page draw:name="page1" draw:style-name="dp1" draw:master-page-name="Обычный">
        <draw:polygon draw:style-name="gr1" draw:text-style-name="P1" draw:layer="layout" svg:width="6.366cm" svg:height="5.664cm" draw:transform="skewX (-5.2826257677737E-017) rotate (-2.78275295937976) translate (17.0221720424118cm 20.2914947805104cm)" svg:viewBox="0 0 6367 5665" draw:points="889,5665 2598,5665 6344,2798 6367,2166 5946,1580 5033,1451 5021,913 3863,585 3629,925 2669,351 2587,0 1967,515 1721,1170 1019,1334 773,1990 1135,2446 737,2938 304,3523 702,3886 433,4319 82,4401 0,4904 527,5208 925,4717 1170,4916 1030,5290 925,5571">
          <text:p/>
        </draw:polygon>
        <draw:polygon draw:style-name="gr1" draw:text-style-name="P1" draw:layer="layout" svg:width="5.818cm" svg:height="4.616cm" draw:transform="rotate (-0.321664181142555) translate (5.35981343287686cm 15.6199896513239cm)" svg:viewBox="0 0 5819 4617" draw:points="569,0 4997,0 5819,2467 5724,2815 5344,3258 4965,3068 5186,3732 4648,3700 4775,4080 4237,4048 4142,4396 3067,4333 2846,4617 2466,4111 2087,4554 1802,3700 1296,4079 1075,3415 537,3384 474,2878 664,2498 316,2087 0,2087 190,1708 474,1613 664,1233 538,1170 285,1044 506,759 696,696 601,411 411,474 474,348">
          <text:p/>
        </draw:polygon>
        <draw:polygon draw:style-name="gr1" draw:text-style-name="P1" draw:layer="layout" svg:width="5.818cm" svg:height="4.616cm" draw:transform="rotate (-0.321664181142555) translate (5.35981343287686cm 3.71998965132389cm)" svg:viewBox="0 0 5819 4617" draw:points="569,0 4997,0 5819,2467 5724,2815 5344,3258 4965,3068 5186,3732 4648,3700 4775,4080 4237,4048 4142,4396 3067,4333 2846,4617 2466,4111 2087,4554 1802,3700 1296,4079 1075,3415 537,3384 474,2878 664,2498 316,2087 0,2087 190,1708 474,1613 664,1233 538,1170 285,1044 506,759 696,696 601,411 411,474 474,348">
          <text:p/>
        </draw:polygon>
        <draw:polygon draw:style-name="gr1" draw:text-style-name="P1" draw:layer="layout" svg:width="4.062cm" svg:height="2.395cm" draw:transform="rotate (-2.66215070806695) translate (13.7051443144561cm 6.12567918716021cm)" svg:viewBox="0 0 4063 2396" draw:points="0,2396 2818,2396 4063,0">
          <text:p/>
        </draw:polygon>
        <draw:polygon draw:style-name="gr1" draw:text-style-name="P1" draw:layer="layout" svg:width="6.366cm" svg:height="5.664cm" draw:transform="rotate (-2.78275295937976) translate (17.0221720424118cm 8.39149478051038cm)" svg:viewBox="0 0 6367 5665" draw:points="889,5665 2598,5665 6344,2798 6367,2166 5946,1580 5033,1451 5021,913 3863,585 3629,925 2669,351 2587,0 1967,515 1721,1170 1019,1334 773,1990 1135,2446 737,2938 304,3523 702,3886 433,4319 82,4401 0,4904 527,5208 925,4717 1170,4916 1030,5290 925,5571">
          <text:p/>
        </draw:polygon>
        <draw:custom-shape draw:style-name="gr2" draw:text-style-name="P1" draw:layer="layout" svg:width="0.4cm" svg:height="0.4cm" svg:x="9.9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 draw:text-style-name="P1" draw:layer="layout" svg:width="12.199cm" svg:height="3.799cm" svg:x="3.6cm" svg:y="1.5cm" svg:viewBox="0 0 12200 3800" draw:points="2300,2400 600,1800 0,1100 200,700 900,400 1600,200 2900,200 4500,200 5200,300 6700,200 8100,0 10200,0 11600,0 11800,400 12200,900 12200,1300 11700,1600 11100,1700 10600,1900 9000,2500 6400,3800">
          <text:p/>
        </draw:polygon>
        <draw:custom-shape draw:style-name="gr2" draw:text-style-name="P1" draw:layer="layout" svg:width="0.4cm" svg:height="0.4cm" svg:x="9.9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cm" svg:height="0.4cm" svg:x="12.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cm" svg:height="0.4cm" svg:x="5.7cm" svg:y="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0.2cm" svg:y1="9.5cm" svg:x2="10.2cm" svg:y2="13cm">
          <text:p/>
        </draw:line>
        <draw:polygon draw:style-name="gr1" draw:text-style-name="P1" draw:layer="layout" svg:width="4.062cm" svg:height="2.395cm" draw:transform="rotate (-2.66215070806695) translate (13.7051443144561cm 18.0256791871602cm)" svg:viewBox="0 0 4063 2396" draw:points="0,2396 2818,2396 4063,0">
          <text:p/>
        </draw:polygon>
        <draw:polygon draw:style-name="gr3" draw:text-style-name="P1" draw:layer="layout" svg:width="12.199cm" svg:height="6.499cm" svg:x="3.6cm" svg:y="13.4cm" svg:viewBox="0 0 12200 6500" draw:points="2300,2400 600,1800 0,1100 200,700 900,400 1600,200 2900,200 4500,200 5200,300 6700,200 8100,0 10200,0 11600,0 11800,400 12200,900 12200,1300 11700,1600 11100,1700 10600,1900 9000,2500 6500,6500">
          <text:p/>
        </draw:polygon>
        <draw:custom-shape draw:style-name="gr2" draw:text-style-name="P1" draw:layer="layout" svg:width="0.4cm" svg:height="0.4cm" svg:x="12.4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cm" svg:height="0.4cm" svg:x="5.7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cm" svg:height="0.4cm" svg:x="9.9cm" svg:y="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4-09T19:34:02</meta:creation-date>
    <dc:date>2012-04-09T19:40:21</dc:date>
    <meta:editing-duration>PT6M20S</meta:editing-duration>
    <meta:editing-cycles>1</meta:editing-cycles>
    <meta:document-statistic meta:object-count="16"/>
    <meta:generator>LibreOffice/3.4$Linux LibreOffice_project/340m1$Build-402</meta:generator>
  </office:meta>
</office:document-meta>
</file>